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ventarisatie onderzoek sensornetwerken </text:p>
      <text:p text:style-name="Standard">Internet of Things – Internet</text:p>
      <text:p text:style-name="Standard"/>
      <text:p text:style-name="Standard">Onderdelen eindverslag:</text:p>
      <text:p text:style-name="Standard">→ Onderzoeksvragen<text:line-break/>→ (gedeeltelijke) uitwerking<text:line-break/>→ Gemaakte ontwerpen<text:line-break/>→ schema's &amp; software<text:line-break/>→ meetresultaten<text:line-break/>→ conclusie</text:p>
      <text:p text:style-name="Standard"/>
      <text:list xml:id="list735489162051784730" text:style-name="L1">
        <text:list-item>
          <text:p text:style-name="P1">Onderzoek de doorvoersnelheid en bepaal de delay van een arduino-pi verbinding met NRF</text:p>
          <text:p text:style-name="P1">→ vergelijk deze met de theoretische maxima uit de datasheets, voor een bepaalde afstand.</text:p>
          <text:p text:style-name="P1">→ leg in een grafiek vast: max. doorvoersnelheid / delay uitgezet tegen de afstand. <text:line-break/>→ Voeg code toe (op de applicatielaag) waarmee fouten kunnen worden gedetecteerd.Maar geen teruggestuurde bevestigingsberichten of re-transmissies op basis van time-outs.<text:line-break/></text:p>
        </text:list-item>
        <text:list-item>
          <text:p text:style-name="P1">Stel minimaal 5 onderzoeksvragen op. Op basis van de architectuur zoals beschreven in hoofdstuk 4. (gateway – repeater – end point)<text:line-break/></text:p>
        </text:list-item>
        <text:list-item>
          <text:p text:style-name="P1">Facultatieve opdrachten<text:line-break/>→ vervang seriele gateway door ethernet gateway. <text:line-break/>Onderzoek daarin welke opdrachten via de ethernet worden verzonden en of dit al dan niet overeenkomt met een seriele gateway.</text:p>
          <text:p text:style-name="P1">→ Controller in python maken die een lamp inschakelt bij “openende deur” of “bewegende persoon”</text:p>
          <text:p text:style-name="P1">→ Maak een mysensors controller die wanneer er een nieuwe sensor module komt dynamisch een id toekent.<text:line-break/><text:span text:style-name="T1">Mogelijke uitwerking zou zijn om in het EEPROM geheugen, dynamische de routing tabellen aan te passen.</text:span><text:line-break/></text:p>
          <text:p text:style-name="P1">→ evt. met Xb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n Brouwer</meta:initial-creator>
    <meta:creation-date>2016-10-03T11:37:41.32</meta:creation-date>
    <dc:date>2016-10-05T22:49:04.57</dc:date>
    <dc:creator>Jorn Brouwer</dc:creator>
    <meta:editing-duration>P2DT11H11M2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2" meta:word-count="193" meta:character-count="1296"/>
  </office:meta>
</office:document-meta>
</file>